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WenQuanYi Micro Hei" svg:font-family="'WenQuanYi Micro Hei'" style:font-family-generic="system" style:font-pitch="variable"/>
  </office:font-face-decls>
  <office:automatic-styles>
    <style:style style:name="P1" style:family="paragraph" style:parent-style-name="Standard">
      <style:text-properties fo:font-size="15pt" officeooo:rsid="0016d2f1" officeooo:paragraph-rsid="0016d2f1" style:font-size-asian="13.1000003814697pt" style:font-size-complex="15pt"/>
    </style:style>
    <style:style style:name="P2" style:family="paragraph" style:parent-style-name="Standard">
      <style:text-properties officeooo:paragraph-rsid="0016d2f1"/>
    </style:style>
    <style:style style:name="P3" style:family="paragraph" style:parent-style-name="Text_20_body">
      <style:text-properties officeooo:paragraph-rsid="0016d2f1"/>
    </style:style>
    <style:style style:name="P4" style:family="paragraph" style:parent-style-name="Text_20_body">
      <style:text-properties officeooo:paragraph-rsid="0016d2f1"/>
    </style:style>
    <style:style style:name="P5" style:family="paragraph" style:parent-style-name="Heading_20_1">
      <style:text-properties fo:font-size="26pt" officeooo:rsid="0016d2f1" officeooo:paragraph-rsid="0016d2f1" style:font-size-asian="22.75pt" style:font-size-complex="26pt"/>
    </style:style>
    <style:style style:name="P6" style:family="paragraph" style:parent-style-name="Standard">
      <style:text-properties officeooo:paragraph-rsid="0016d2f1"/>
    </style:style>
    <style:style style:name="P7" style:family="paragraph" style:parent-style-name="Standard">
      <style:text-properties officeooo:paragraph-rsid="0017eadc"/>
    </style:style>
    <style:style style:name="T1" style:family="text">
      <style:text-properties fo:font-size="15pt" officeooo:rsid="0016d2f1" style:font-size-asian="13.1000003814697pt" style:font-size-complex="15pt"/>
    </style:style>
    <style:style style:name="T2" style:family="text">
      <style:text-properties officeooo:rsid="0017ead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 text:outline-level="1">Bandit Writeup 🚀</text:h>
      <text:p text:style-name="Text_20_body">Welcome to my <text:span text:style-name="Strong_20_Emphasis">Bandit challenges writeup</text:span>! Below, I’ve documented my solutions, commands, and key takeaways for each level. Let’s dive into the details! 💻</text:p>
      <text:p text:style-name="Text_20_body"/>
      <text:p text:style-name="P1">Challenge no <text:s text:c="6"/>: 01</text:p>
      <text:p text:style-name="P1">Challenge level <text:s text:c="2"/>: bandit 4 → 5 </text:p>
      <text:p text:style-name="P1">Problem <text:s text:c="13"/>: Find ASCII type file among many files from a folder </text:p>
      <text:p text:style-name="P1">Commands Used:</text:p>
      <text:p text:style-name="P1">I. cd inhere</text:p>
      <text:p text:style-name="P1">II. file &lt;file name&gt; ( here “data” means hex code)</text:p>
      <text:p text:style-name="P2"><text:span text:style-name="T1">III. </text:span><text:span text:style-name="Source_20_Text">find /path/to/folder -type f -exec file {} \; | grep ASCII</text:span></text:p>
      <text:p text:style-name="P2"><text:span text:style-name="Source_20_Text"><text:span text:style-name="T1">Password for next level: 4oQYVPkxZOOEOO5pTW81FB8j8lxXGUQw</text:span></text:span></text:p>
      <text:p text:style-name="P2"><text:span text:style-name="Source_20_Text"/></text:p>
      <text:p text:style-name="P1"><text:span text:style-name="Source_20_Text">Challenge no. <text:s text:c="2"/>: 02</text:span></text:p>
      <text:p text:style-name="P1"><text:span text:style-name="Source_20_Text">Challenge Level : Bandit 6 → 7</text:span></text:p>
      <text:p text:style-name="P1"><text:span text:style-name="Source_20_Text">Problem <text:s text:c="8"/>: Find a specific file owned by a <text:s text:c="11"/>specific user and a group and have specific size among many files from “/” or root directory.</text:span></text:p>
      <text:p text:style-name="P1"><text:span text:style-name="Source_20_Text">Commands used <text:s text:c="2"/>:</text:span></text:p>
      <text:p text:style-name="P1"><text:span text:style-name="Source_20_Text">I. find / -type f -user bandit7 -group bandit6 -size 33c 2&gt;/dev/null</text:span></text:p>
      <text:p text:style-name="P1"><text:span text:style-name="Source_20_Text">My problem <text:s text:c="5"/>: I saw a huge permission denied lists, to redirect that error I used “2&gt;/dev/null”.</text:span></text:p>
      <text:p text:style-name="P2"><text:span text:style-name="Source_20_Text"><text:span text:style-name="T1">Key takeaway <text:s text:c="3"/>: </text:span></text:span><text:span text:style-name="Source_20_Text">The "2&gt;/dev/null" command is used to redirect error messages (stderr) to /dev/null, which effectively discards them so they don't appear in the output.</text:span></text:p>
      <text:p text:style-name="P2"><text:span text:style-name="Source_20_Text"><text:span text:style-name="T1">Password <text:s text:c="7"/>:morbNTDkSW6jIlUc0ymOdMaLnOlFVAaj</text:span></text:span></text:p>
      <text:p text:style-name="P2"><text:span text:style-name="Source_20_Text"/></text:p>
      <text:p text:style-name="P2"><text:span text:style-name="Source_20_Text"/></text:p>
      <text:p text:style-name="P2"><text:span text:style-name="Source_20_Text"><text:span text:style-name="T1">Challenge no. <text:s text:c="2"/>:03</text:span></text:span></text:p>
      <text:p text:style-name="P2"><text:span text:style-name="Source_20_Text"><text:span text:style-name="T1">Challenge level :Bandit 8 → 9</text:span></text:span></text:p>
      <text:p text:style-name="P2"><text:span text:style-name="Source_20_Text"><text:span text:style-name="T1">Problem <text:s text:c="8"/>:The password for the next level is stored in the file </text:span></text:span><text:span text:style-name="Source_20_Text"><text:span text:style-name="Strong_20_Emphasis"><text:span text:style-name="T1">data.txt</text:span></text:span></text:span><text:span text:style-name="Source_20_Text"><text:span text:style-name="T1"> and is the only line of text that occurs only once</text:span></text:span></text:p>
      <text:p text:style-name="P3"><text:span text:style-name="Source_20_Text"><text:span text:style-name="T1">Commands used <text:s text:c="2"/>: </text:span></text:span></text:p>
      <text:p text:style-name="P3"><text:span text:style-name="Source_20_Text"><text:span text:style-name="T1"><text:s/>I. cat data.txt | sort | uniq -u</text:span></text:span></text:p>
      <text:p text:style-name="P3"><text:soft-page-break/><text:span text:style-name="Source_20_Text"><text:span text:style-name="T1">Key takeaway <text:s text:c="3"/>: sort — rearranges lines so identical words are consecutive. </text:span></text:span>uniq -u — prints only lines that occur exactly once. </text:p>
      <text:p text:style-name="P3"><text:span text:style-name="Source_20_Text"><text:span text:style-name="T1">Without sort, uniq -u would miss duplicates that aren’t next to each other.Piping “|” in Linux is used to connect the output of one command directly to the input of another, allowing users to process data efficiently without needing to create intermediate files.</text:span></text:span></text:p>
      <text:p text:style-name="P3"><text:span text:style-name="Source_20_Text"/></text:p>
      <text:p text:style-name="P3"><text:span text:style-name="Source_20_Text"/></text:p>
      <text:p text:style-name="P3"><text:span text:style-name="Source_20_Text"><text:span text:style-name="T1">Challenge no. <text:s text:c="2"/>:04</text:span></text:span></text:p>
      <text:p text:style-name="P2"><text:span text:style-name="Source_20_Text"><text:span text:style-name="T1">Challenge level :Bandit 10 → 11</text:span></text:span></text:p>
      <text:p text:style-name="P2"><text:span text:style-name="Source_20_Text"><text:span text:style-name="T1">Problem <text:s text:c="8"/>: decode a base64 text in terminal.</text:span></text:span></text:p>
      <text:p text:style-name="P2"><text:span text:style-name="Source_20_Text"><text:span text:style-name="T1">Commands used <text:s text:c="2"/>:</text:span></text:span></text:p>
      <text:p text:style-name="P2"><text:span text:style-name="Source_20_Text"><text:span text:style-name="T1">I. echo "&lt;encoded code&gt;" | base64 --decode</text:span></text:span></text:p>
      <text:p text:style-name="P2"><text:span text:style-name="Source_20_Text"><text:span text:style-name="T1">key takeaway <text:s text:c="3"/>:Base64 can be decoded because it is a reversible encoding method that converts binary data into a text format using a specific set of 64 printable characters. This allows the original binary data to be reconstructed from the encoded string by reversing the encoding process, which involves mapping the characters back to their corresponding binary values.</text:span></text:span></text:p>
      <text:p text:style-name="P2"><text:span text:style-name="Source_20_Text"><text:span text:style-name="T1"/></text:span></text:p>
      <text:p text:style-name="P2"><text:span text:style-name="Source_20_Text">---</text:span><text:span text:style-name="T1"/></text:p>
      <text:p text:style-name="P2"><text:span text:style-name="Source_20_Text"/></text:p>
      <text:p text:style-name="P2"><text:span text:style-name="Source_20_Text">## **Challenge 06** 🎯 <text:s/></text:span><text:span text:style-name="T1"/></text:p>
      <text:p text:style-name="P2"><text:span text:style-name="Source_20_Text">**Level:** Bandit 12 → 13 <text:s/></text:span><text:span text:style-name="T1"/></text:p>
      <text:p text:style-name="P2"><text:span text:style-name="Source_20_Text">**Problem:** The password for the next level is stored in a compressed file named `data.txt`. <text:s/></text:span><text:span text:style-name="T1"/></text:p>
      <text:p text:style-name="P2"><text:span text:style-name="Source_20_Text">**Solution:** <text:s/></text:span><text:span text:style-name="T1"/></text:p>
      <text:p text:style-name="P2"><text:span text:style-name="Source_20_Text">I decompressed the file using a series of commands: `xxd`, `mv`, `gzip`, `bzip2`, and `tar`. <text:s/></text:span><text:span text:style-name="T1"/></text:p>
      <text:p text:style-name="P2"><text:span text:style-name="Source_20_Text"/></text:p>
      <text:p text:style-name="P2"><text:span text:style-name="Source_20_Text">**Commands Used:**</text:span><text:span text:style-name="T1"/></text:p>
      <text:p text:style-name="P2"><text:span text:style-name="Source_20_Text"><text:span text:style-name="T2">1.</text:span></text:span><text:span text:style-name="Source_20_Text">xxd -r data.txt &gt; data <text:line-break/></text:span><text:span text:style-name="Source_20_Text"><text:span text:style-name="T2">2.</text:span></text:span><text:span text:style-name="Source_20_Text">mv data data.gz <text:line-break/></text:span><text:span text:style-name="Source_20_Text"><text:span text:style-name="T2">3.</text:span></text:span><text:span text:style-name="Source_20_Text">gzip -d data.gz <text:line-break/></text:span><text:span text:style-name="Source_20_Text"><text:span text:style-name="T2">4.</text:span></text:span><text:span text:style-name="Source_20_Text">mv data data.bz2 <text:line-break/></text:span><text:span text:style-name="Source_20_Text"><text:span text:style-name="T2">5.</text:span></text:span><text:span text:style-name="Source_20_Text">bzip2 -d data.bz2 <text:line-break/></text:span><text:span text:style-name="Source_20_Text"><text:span text:style-name="T2">6.</text:span></text:span><text:span text:style-name="Source_20_Text">tar -xf data.tar </text:span><text:span text:style-name="T1"/></text:p>
      <text:p text:style-name="P2"><text:span text:style-name="Source_20_Text"/></text:p>
      <text:p text:style-name="P2"><text:soft-page-break/><text:span text:style-name="Source_20_Text">**Key Takeaway:** <text:s/></text:span><text:span text:style-name="T1"/></text:p>
      <text:p text:style-name="P2"><text:span text:style-name="Source_20_Text">Understanding file compression formats and how to decompress them is essential. The `xxd` command is used to reverse a hex dump, and `gzip`, `bzip2`, and `tar` are used for decompression. <text:s/></text:span><text:span text:style-name="T1"/></text:p>
      <text:p text:style-name="P2"><text:span text:style-name="Source_20_Text"/></text:p>
      <text:p text:style-name="P2"><text:span text:style-name="Source_20_Text"/></text:p>
      <text:p text:style-name="P2"><text:span text:style-name="Source_20_Text">---</text:span><text:span text:style-name="T1"/></text:p>
      <text:p text:style-name="P2"><text:span text:style-name="Source_20_Text"/></text:p>
      <text:p text:style-name="P2"><text:span text:style-name="Source_20_Text">## **Challenge 07** 🎯 <text:s/></text:span><text:span text:style-name="T1"/></text:p>
      <text:p text:style-name="P2"><text:span text:style-name="Source_20_Text">**Level:** Bandit 13 → 14 <text:s/></text:span><text:span text:style-name="T1"/></text:p>
      <text:p text:style-name="P2"><text:span text:style-name="Source_20_Text">**Problem:** The password for the next level is stored in `/etc/bandit_pass/bandit14` and can only be read by user `bandit14`. <text:s/></text:span><text:span text:style-name="T1"/></text:p>
      <text:p text:style-name="P2"><text:span text:style-name="Source_20_Text">**Solution:** <text:s/></text:span><text:span text:style-name="T1"/></text:p>
      <text:p text:style-name="P2"><text:span text:style-name="Source_20_Text">I used `ssh` to connect to the next level and read the password file. <text:s/></text:span><text:span text:style-name="T1"/></text:p>
      <text:p text:style-name="P2"><text:span text:style-name="Source_20_Text"/></text:p>
      <text:p text:style-name="P2"><text:span text:style-name="Source_20_Text">**Commands Used:**</text:span><text:span text:style-name="T1"/></text:p>
      <text:p text:style-name="P7"><text:span text:style-name="Source_20_Text"><text:span text:style-name="T2">1.</text:span></text:span><text:span text:style-name="Source_20_Text">ssh bandit14@localhost <text:line-break/></text:span><text:span text:style-name="Source_20_Text"><text:span text:style-name="T2">2.</text:span></text:span><text:span text:style-name="Source_20_Text">cat /etc/bandit</text:span><text:span text:style-name="Source_20_Text"><text:span text:style-name="Emphasis">pass/bandit14 </text:span></text:span><text:span text:style-name="T1"/></text:p>
      <text:p text:style-name="P2"><text:span text:style-name="Source_20_Text"/></text:p>
      <text:p text:style-name="P2"><text:span text:style-name="Source_20_Text">**Key Takeaway:** <text:s/></text:span><text:span text:style-name="T1"/></text:p>
      <text:p text:style-name="P2"><text:span text:style-name="Source_20_Text">The `/etc/bandit_pass` directory contains passwords for each level, but they can only be accessed by the respective user. <text:s/></text:span><text:span text:style-name="T1"/></text:p>
      <text:p text:style-name="P2"><text:span text:style-name="Source_20_Text"/></text:p>
      <text:p text:style-name="P2"><text:span text:style-name="Source_20_Text"/></text:p>
      <text:p text:style-name="P2"><text:span text:style-name="Source_20_Text">---</text:span><text:span text:style-name="T1"/></text:p>
      <text:p text:style-name="P2"><text:span text:style-name="Source_20_Text"/></text:p>
      <text:p text:style-name="P2"><text:span text:style-name="Source_20_Text">## **Challenge 08** 🎯 <text:s/></text:span><text:span text:style-name="T1"/></text:p>
      <text:p text:style-name="P2"><text:span text:style-name="Source_20_Text">**Level:** Bandit 14 → 15 <text:s/></text:span><text:span text:style-name="T1"/></text:p>
      <text:p text:style-name="P2"><text:span text:style-name="Source_20_Text">**Problem:** Submit the password of the current level to port 30000 on localhost. <text:s/></text:span><text:span text:style-name="T1"/></text:p>
      <text:p text:style-name="P2"><text:span text:style-name="Source_20_Text">**Solution:** <text:s/></text:span><text:span text:style-name="T1"/></text:p>
      <text:p text:style-name="P2"><text:span text:style-name="Source_20_Text">I used `nc` (Netcat) to send the password to the specified port. <text:s/></text:span><text:span text:style-name="T1"/></text:p>
      <text:p text:style-name="P2"><text:span text:style-name="Source_20_Text"/></text:p>
      <text:p text:style-name="P2"><text:span text:style-name="Source_20_Text">**Commands Used:**</text:span><text:span text:style-name="T1"/></text:p>
      <text:p text:style-name="P7"><text:span text:style-name="Source_20_Text"><text:span text:style-name="T2">1.</text:span></text:span><text:span text:style-name="Source_20_Text"><text:span text:style-name="Emphasis">echo "</text:span></text:span><text:span text:style-name="Source_20_Text"><text:span text:style-name="Emphasis"><text:span text:style-name="T2">Password</text:span></text:span></text:span><text:span text:style-name="Source_20_Text"><text:span text:style-name="Emphasis">" | nc localhost 30000 </text:span></text:span><text:span text:style-name="T1"/></text:p>
      <text:p text:style-name="P7"><text:span text:style-name="Emphasis"/></text:p>
      <text:p text:style-name="P7"><text:span text:style-name="Emphasis">**Key Takeaway:** <text:s/></text:span><text:span text:style-name="T1"/></text:p>
      <text:p text:style-name="P7"><text:span text:style-name="Emphasis">Netcat (`nc`) is a versatile tool for networking tasks, such as sending data to a specific port. <text:s/></text:span><text:span text:style-name="T1"/></text:p>
      <text:p text:style-name="P7"><text:span text:style-name="Emphasis"/></text:p>
      <text:p text:style-name="P7"><text:span text:style-name="Emphasis"/></text:p>
      <text:p text:style-name="P7"><text:span text:style-name="Emphasis">---</text:span><text:span text:style-name="T1"/></text:p>
      <text:p text:style-name="P7"><text:span text:style-name="Emphasis"/></text:p>
      <text:p text:style-name="P7"><text:span text:style-name="Emphasis"/></text:p>
      <text:p text:style-name="P7"><text:span text:style-name="Emphasis"/></text:p>
      <text:p text:style-name="P7"><text:span text:style-name="Emphasis"/></text:p>
      <text:p text:style-name="P7"><text:span text:style-name="Emphasis"/></text:p>
      <text:p text:style-name="P7"><text:span text:style-name="Emphasis"/></text:p>
      <text:p text:style-name="P7"><text:span text:style-name="Emphasis">## **Challenge 09** 🎯 <text:s/></text:span><text:span text:style-name="T1"/></text:p>
      <text:p text:style-name="P7"><text:span text:style-name="Emphasis">**Level:** Bandit 15 → 16 <text:s/></text:span><text:span text:style-name="T1"/></text:p>
      <text:p text:style-name="P7"><text:soft-page-break/><text:span text:style-name="Emphasis">**Problem:** Submit the password of the current level to port 30001 on localhost using SSL encryption. <text:s/></text:span><text:span text:style-name="T1"/></text:p>
      <text:p text:style-name="P7"><text:span text:style-name="Emphasis">**Solution:** <text:s/></text:span><text:span text:style-name="T1"/></text:p>
      <text:p text:style-name="P7"><text:span text:style-name="Emphasis">I used `openssl s_client` to establish an SSL connection and send the password. <text:s/></text:span><text:span text:style-name="T1"/></text:p>
      <text:p text:style-name="P7"><text:span text:style-name="Emphasis"/></text:p>
      <text:p text:style-name="P7"><text:span text:style-name="Emphasis">**Commands Used:**</text:span><text:span text:style-name="T1"/></text:p>
      <text:p text:style-name="P7"><text:span text:style-name="Emphasis"><text:span text:style-name="T2">1.</text:span></text:span><text:span text:style-name="Emphasis">openssl s</text:span><text:span text:style-name="Emphasis"><text:span text:style-name="T2">_</text:span></text:span><text:span text:style-name="Emphasis">client -connect localhost:30001 </text:span><text:span text:style-name="T1"/></text:p>
      <text:p text:style-name="P7"><text:span text:style-name="Emphasis"/></text:p>
      <text:p text:style-name="P7"><text:span text:style-name="Emphasis">**Key Takeaway:** <text:s/></text:span><text:span text:style-name="T1"/></text:p>
      <text:p text:style-name="P7"><text:span text:style-name="Emphasis">SSL encryption ensures secure communication. The `openssl s_client` command is used to connect to SSL-enabled services. <text:s/></text:span><text:span text:style-name="T1"/></text:p>
      <text:p text:style-name="P7"><text:span text:style-name="Emphasis"/></text:p>
      <text:p text:style-name="P7"><text:span text:style-name="Emphasis"/></text:p>
      <text:p text:style-name="P7"><text:span text:style-name="Emphasis">---</text:span><text:span text:style-name="T1"/></text:p>
      <text:p text:style-name="P7"><text:span text:style-name="Emphasis"/></text:p>
      <text:p text:style-name="P7"><text:span text:style-name="Emphasis">## **Challenge 10** 🎯 <text:s/></text:span><text:span text:style-name="T1"/></text:p>
      <text:p text:style-name="P7"><text:span text:style-name="Emphasis">**Level:** Bandit 16 → 17 <text:s/></text:span><text:span text:style-name="T1"/></text:p>
      <text:p text:style-name="P7"><text:span text:style-name="Emphasis">**Problem:** The password for the next level is stored in a file located somewhere on the server and is accessible via a port between 31000 and 32000. <text:s/></text:span><text:span text:style-name="T1"/></text:p>
      <text:p text:style-name="P7"><text:span text:style-name="Emphasis">**Solution:** <text:s/></text:span><text:span text:style-name="T1"/></text:p>
      <text:p text:style-name="P7"><text:span text:style-name="Emphasis">I scanned the ports using `nmap` and found an SSL-enabled port. Then, I used `openssl s_client` to retrieve the password. <text:s/></text:span><text:span text:style-name="T1"/></text:p>
      <text:p text:style-name="P7"><text:span text:style-name="Emphasis"/></text:p>
      <text:p text:style-name="P7"><text:span text:style-name="Emphasis">**Commands Used:</text:span><text:span text:style-name="Emphasis"><text:span text:style-name="T2">**</text:span></text:span><text:span text:style-name="T1"/></text:p>
      <text:p text:style-name="P7"><text:span text:style-name="Emphasis"><text:span text:style-name="T2">1.</text:span></text:span><text:span text:style-name="Emphasis">nmap -p 31000-32000 localhost <text:line-break/></text:span><text:span text:style-name="Emphasis"><text:span text:style-name="T2">2.</text:span></text:span><text:span text:style-name="Emphasis">openssl s_client -connect localhost:31790 </text:span><text:span text:style-name="T1"/></text:p>
      <text:p text:style-name="P7"><text:span text:style-name="Emphasis"/></text:p>
      <text:p text:style-name="P7"><text:span text:style-name="Emphasis">**Key Takeaway:** <text:s/></text:span><text:span text:style-name="T1"/></text:p>
      <text:p text:style-name="P7"><text:span text:style-name="Emphasis">Port scanning with `nmap` helps identify open ports, and `openssl s_client` is used for SSL connections. <text:s/></text:span><text:span text:style-name="T1"/></text:p>
      <text:p text:style-name="P7"><text:span text:style-name="Emphasis"/></text:p>
      <text:p text:style-name="P7"><text:span text:style-name="Emphasi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WenQuanYi Micro Hei"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WenQuanYi Micro Hei"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WenQuanYi Micro Hei" style:font-family-asian="'WenQuanYi Micro Hei'" style:font-family-generic-asian="system" style:font-pitch-asian="variable" style:font-size-asian="18pt" style:font-weight-asian="bold" style:font-name-complex="FreeSans1" style:font-family-complex="FreeSans"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WenQuanYi Micro Hei" style:font-family-asian="'WenQuanYi Micro Hei'" style:font-family-generic-asian="system" style:font-pitch-asian="variable" style:font-size-asian="24pt" style:font-weight-asian="bold" style:font-name-complex="FreeSans1" style:font-family-complex="FreeSans" style:font-family-generic-complex="system" style:font-pitch-complex="variable" style:font-size-complex="24pt"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6-04-05T17:30:11.657312900</dc:date>
    <meta:editing-duration>PT4H34M44S</meta:editing-duration>
    <meta:editing-cycles>2</meta:editing-cycles>
    <meta:generator>LibreOffice/7.4.7.2$Linux_X86_64 LibreOffice_project/40$Build-2</meta:generator>
    <meta:document-statistic meta:table-count="0" meta:image-count="0" meta:object-count="0" meta:page-count="4" meta:paragraph-count="81" meta:word-count="750" meta:character-count="4756" meta:non-whitespace-character-count="3910"/>
  </office:meta>
</office:document-meta>
</file>